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-0.0034in">
        <style:tab-stops/>
      </style:paragraph-properties>
    </style:style>
    <style:style style:name="T2" style:parent-style-name="DefaultParagraphFont" style:family="text">
      <style:text-properties style:language-complex="fa" style:country-complex="IR"/>
    </style:style>
    <style:style style:name="T3" style:parent-style-name="DefaultParagraphFont" style:family="text">
      <style:text-properties style:language-complex="fa" style:country-complex="IR"/>
    </style:style>
    <style:style style:name="P4" style:parent-style-name="Normal" style:family="paragraph">
      <style:paragraph-properties fo:margin-left="-0.0034in">
        <style:tab-stops/>
      </style:paragraph-properties>
    </style:style>
    <style:style style:name="T5" style:parent-style-name="DefaultParagraphFont" style:family="text">
      <style:text-properties style:language-complex="fa" style:country-complex="IR"/>
    </style:style>
    <style:style style:name="P6" style:parent-style-name="Normal" style:family="paragraph">
      <style:paragraph-properties fo:margin-left="-0.0034in">
        <style:tab-stops/>
      </style:paragraph-properties>
    </style:style>
    <style:style style:name="T7" style:parent-style-name="DefaultParagraphFont" style:family="text">
      <style:text-properties style:font-name="Arial" style:font-name-asian="Arial" style:font-name-complex="Arial"/>
    </style:style>
    <style:style style:name="P8" style:parent-style-name="Normal" style:family="paragraph">
      <style:paragraph-properties fo:margin-left="-0.0034in">
        <style:tab-stops/>
      </style:paragraph-properties>
    </style:style>
    <style:style style:name="P9" style:parent-style-name="Normal" style:family="paragraph">
      <style:paragraph-properties fo:margin-bottom="0.1541in" fo:line-height="107%" fo:margin-left="-0.0034in">
        <style:tab-stops/>
      </style:paragraph-properties>
    </style:style>
    <style:style style:name="T10" style:parent-style-name="DefaultParagraphFont" style:family="text">
      <style:text-properties style:font-name="Arial" style:font-name-asian="Arial" style:font-name-complex="Arial"/>
    </style:style>
    <style:style style:name="T11" style:parent-style-name="DefaultParagraphFont" style:family="text">
      <style:text-properties style:font-name="Arial" style:font-name-asian="Arial" style:font-name-complex="Arial"/>
    </style:style>
    <style:style style:name="P12" style:parent-style-name="Normal" style:family="paragraph">
      <style:paragraph-properties fo:margin-bottom="0.1541in" fo:line-height="107%" fo:margin-left="-0.0034in">
        <style:tab-stops/>
      </style:paragraph-properties>
    </style:style>
    <style:style style:name="T13" style:parent-style-name="DefaultParagraphFont" style:family="text">
      <style:text-properties style:font-name="Segoe UI" style:font-name-asian="Segoe UI" style:font-name-complex="Segoe UI" fo:color="#0563C1" fo:font-size="10.5pt" style:font-size-asian="10.5pt" style:text-underline-type="single" style:text-underline-style="solid" style:text-underline-width="auto" style:text-underline-mode="continuous" style:text-underline-color="#0563C1"/>
    </style:style>
    <style:style style:name="T14" style:parent-style-name="DefaultParagraphFont" style:family="text">
      <style:text-properties style:font-name="Segoe UI" style:font-name-asian="Segoe UI" style:font-name-complex="Segoe UI" fo:color="#0563C1" fo:font-size="10.5pt" style:font-size-asian="10.5pt" style:text-underline-type="single" style:text-underline-style="solid" style:text-underline-width="auto" style:text-underline-mode="continuous" style:text-underline-color="#0563C1"/>
    </style:style>
    <style:style style:name="T15" style:parent-style-name="DefaultParagraphFont" style:family="text">
      <style:text-properties style:font-name="Segoe UI" style:font-name-asian="Segoe UI" style:font-name-complex="Segoe UI" fo:font-size="10.5pt" style:font-size-asian="10.5pt"/>
    </style:style>
    <style:style style:name="P16" style:parent-style-name="Normal" style:family="paragraph">
      <style:paragraph-properties fo:margin-bottom="0.084in" fo:line-height="107%" fo:margin-left="0.0097in" fo:text-indent="0in">
        <style:tab-stops/>
      </style:paragraph-properties>
    </style:style>
    <style:style style:name="T17" style:parent-style-name="DefaultParagraphFont" style:family="text">
      <style:text-properties style:font-name="Segoe UI" style:font-name-asian="Segoe UI" style:font-name-complex="Segoe UI" fo:font-size="10.5pt" style:font-size-asian="10.5pt"/>
    </style:style>
    <style:style style:name="P18" style:parent-style-name="Normal" style:family="paragraph">
      <style:paragraph-properties fo:margin-bottom="0.1097in" fo:line-height="107%" fo:margin-left="-0.0034in">
        <style:tab-stops/>
      </style:paragraph-properties>
    </style:style>
    <style:style style:name="T19" style:parent-style-name="DefaultParagraphFont" style:family="text">
      <style:text-properties fo:color="#0563C1" style:text-underline-type="single" style:text-underline-style="solid" style:text-underline-width="auto" style:text-underline-mode="continuous" style:text-underline-color="#0563C1"/>
    </style:style>
    <style:style style:name="T20" style:parent-style-name="DefaultParagraphFont" style:family="text">
      <style:text-properties fo:color="#0563C1" style:text-underline-type="single" style:text-underline-style="solid" style:text-underline-width="auto" style:text-underline-mode="continuous" style:text-underline-color="#0563C1"/>
    </style:style>
    <style:style style:name="P21" style:parent-style-name="Normal" style:family="paragraph">
      <style:paragraph-properties fo:margin-bottom="0in" fo:line-height="107%" fo:margin-left="0.0097in" fo:text-indent="0in">
        <style:tab-stops/>
      </style:paragraph-properties>
    </style:style>
  </office:automatic-styles>
  <office:body>
    <office:text text:use-soft-page-breaks="true">
      <text:p text:style-name="P1"><text:span text:style-name="T2">In this project, insurance cost data is used and analyzed with several different models and neural network</text:span><text:span text:style-name="T3">.</text:span></text:p>
      <text:p text:style-name="P4"><text:span text:style-name="T5">After analyzing the data with different models, we come to the conclusion that artificial neural networks do not have good results on low data</text:span></text:p>
      <text:p text:style-name="P6">Data download link:<text:span text:style-name="T7"><text:s/></text:span><text:s/></text:p>
      <text:p text:style-name="P8">https://www.synthesized.io/data-template-pages/medical-cost-personal-dataset</text:p>
      <text:p text:style-name="P9"><text:a xlink:href="https://drive.google.com/file/d/1nUYKLphKaDM-m2iSTcXTZPvHMB-A77zu/view?usp=drive_link" office:target-frame-name="_top" xlink:show="replace"><text:span text:style-name="T10"><text:s/></text:span></text:a><text:a xlink:href="https://drive.google.com/file/d/1nUYKLphKaDM-m2iSTcXTZPvHMB-A77zu/view?usp=drive_link" office:target-frame-name="_top" xlink:show="replace">M</text:a>y<text:s/>LinkedIn:<text:span text:style-name="T11"><text:s/></text:span><text:s/></text:p>
      <text:p text:style-name="P12"><text:a xlink:href="http://www.linkedin.com/in/mohsenhassannezhad" office:target-frame-name="_top" xlink:show="replace"><text:span text:style-name="T13">www.linkedin.com/in/mohsenhassannezha</text:span></text:a><text:a xlink:href="http://www.linkedin.com/in/mohsenhassannezhad" office:target-frame-name="_top" xlink:show="replace"><text:span text:style-name="T14">d</text:span></text:a><text:a xlink:href="http://www.linkedin.com/in/mohsenhassannezhad" office:target-frame-name="_top" xlink:show="replace"><text:span text:style-name="T15"><text:s/></text:span></text:a><text:a xlink:href="http://www.linkedin.com/in/mohsenhassannezhad" office:target-frame-name="_top" xlink:show="replace"><text:s/></text:a></text:p>
      <text:p text:style-name="P16"><text:span text:style-name="T17">My github:<text:s/></text:span><text:s/></text:p>
      <text:p text:style-name="P18"><text:a xlink:href="https://github.com/MohsenHaNe" office:target-frame-name="_top" xlink:show="replace"><text:span text:style-name="T19">https://github.com/MohsenHaN</text:span></text:a><text:a xlink:href="https://github.com/MohsenHaNe" office:target-frame-name="_top" xlink:show="replace"><text:span text:style-name="T20">e</text:span></text:a><text:a xlink:href="https://github.com/MohsenHaNe" office:target-frame-name="_top" xlink:show="replace"><text:s text:c="2"/></text:a></text:p>
      <text:p text:style-name="P21">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569in" fo:line-height="107%" fo:margin-left="0.0069in" fo:text-indent="-0.0069in">
        <style:tab-stops/>
      </style:paragraph-properties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9902in" fo:margin-bottom="1in" fo:margin-right="1.23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Sepid</meta:initial-creator>
    <dc:creator>Sepid</dc:creator>
    <meta:creation-date>2024-07-03T05:18:00Z</meta:creation-date>
    <dc:date>2024-07-03T05:18:00Z</dc:date>
    <meta:template xlink:href="Normal" xlink:type="simple"/>
    <meta:editing-cycles>2</meta:editing-cycles>
    <meta:editing-duration>PT0S</meta:editing-duration>
    <meta:document-statistic meta:page-count="1" meta:paragraph-count="2" meta:word-count="160" meta:character-count="1070" meta:row-count="7" meta:non-whitespace-character-count="912"/>
  </office:meta>
</office:document-meta>
</file>